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1pt"/>
    </style:style>
    <style:style style:name="co3" style:family="table-column">
      <style:table-column-properties fo:break-before="auto" style:column-width="98.39pt"/>
    </style:style>
    <style:style style:name="co4" style:family="table-column">
      <style:table-column-properties fo:break-before="auto" style:column-width="73.39pt"/>
    </style:style>
    <style:style style:name="co5" style:family="table-column">
      <style:table-column-properties fo:break-before="auto" style:column-width="119.79pt"/>
    </style:style>
    <style:style style:name="co6" style:family="table-column">
      <style:table-column-properties fo:break-before="auto" style:column-width="16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0.69pt" fo:break-before="auto" style:use-optimal-row-height="false"/>
    </style:style>
    <style:style style:name="ro3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DNA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xperimento Paralelo</text:p>
            <text:p>10 MB tamaño referencia</text:p>
            <text:p>100 particiones</text:p>
            <text:p>100Mb máxima memoria</text:p>
          </table:table-cell>
          <table:table-cell table:number-columns-repeated="4"/>
          <table:table-cell office:value-type="string" calcext:value-type="string">
            <text:p>Experimento Secuencial</text:p>
            <text:p>10 MB tamaño referencia</text:p>
            <text:p>100 particiones</text:p>
            <text:p>100Mb máxima memo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mpo (s)</text:p>
          </table:table-cell>
          <table:table-cell office:value-type="string" calcext:value-type="string">
            <text:p>Cache misses</text:p>
          </table:table-cell>
          <table:table-cell office:value-type="string" calcext:value-type="string">
            <text:p>Radio de Compresión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Tiempo (s)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3">
          <table:table-cell/>
          <table:table-cell office:value-type="string" calcext:value-type="string">
            <text:p>Experimento Paralelo</text:p>
            <text:p>10 MB tamaño referencia</text:p>
            <text:p>100 particiones</text:p>
            <text:p>200Mb máxima memoria</text:p>
          </table:table-cell>
          <table:table-cell table:number-columns-repeated="4"/>
          <table:table-cell office:value-type="string" calcext:value-type="string">
            <text:p>Experimento Secuencial</text:p>
            <text:p>10 MB tamaño referencia</text:p>
            <text:p>100 particiones</text:p>
            <text:p>200Mb máxima memo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mpo (s)</text:p>
          </table:table-cell>
          <table:table-cell office:value-type="string" calcext:value-type="string">
            <text:p>Cache misses</text:p>
          </table:table-cell>
          <table:table-cell office:value-type="string" calcext:value-type="string">
            <text:p>Radio de Compresión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Tiempo (s)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3">
          <table:table-cell/>
          <table:table-cell office:value-type="string" calcext:value-type="string">
            <text:p>Experimento Secuencial</text:p>
            <text:p>10 MB tamaño referencia</text:p>
            <text:p>200 particiones</text:p>
            <text:p>100Mb máxima memoria</text:p>
          </table:table-cell>
          <table:table-cell table:number-columns-repeated="4"/>
          <table:table-cell office:value-type="string" calcext:value-type="string">
            <text:p>Experimento Secuencial</text:p>
            <text:p>10 MB tamaño referencia</text:p>
            <text:p>200 particiones</text:p>
            <text:p>100Mb máxima memo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mpo (s)</text:p>
          </table:table-cell>
          <table:table-cell office:value-type="string" calcext:value-type="string">
            <text:p>Cache misses</text:p>
          </table:table-cell>
          <table:table-cell office:value-type="string" calcext:value-type="string">
            <text:p>Radio de Compresión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Tiempo (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5:46:37.792322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0:41:38.239610349</meta:creation-date>
    <dc:date>2017-06-21T15:55:36.208977547</dc:date>
    <meta:editing-duration>PT13M8S</meta:editing-duration>
    <meta:editing-cycles>3</meta:editing-cycles>
    <meta:generator>LibreOffice/5.3.3.2$Linux_X86_64 LibreOffice_project/30m0$Build-2</meta:generator>
    <meta:document-statistic meta:table-count="1" meta:cell-count="22" meta:object-count="0"/>
  </office:meta>
</office:document-meta>
</file>